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926" officeooo:paragraph-rsid="000da926"/>
    </style:style>
    <style:style style:name="P2" style:family="paragraph" style:parent-style-name="Standard">
      <style:text-properties officeooo:rsid="000da926" officeooo:paragraph-rsid="000e5f9e"/>
    </style:style>
    <style:style style:name="P3" style:family="paragraph" style:parent-style-name="Standard">
      <style:text-properties officeooo:rsid="000fb940" officeooo:paragraph-rsid="000fb940"/>
    </style:style>
    <style:style style:name="T1" style:family="text">
      <style:text-properties officeooo:rsid="000e5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if Altaf</text:p>
      <text:p text:style-name="P1"/>
      <text:p text:style-name="P3">Assignment <text:span text:style-name="T1">1</text:span>: (Theory)</text:p>
      <text:p text:style-name="P3"/>
      <text:p text:style-name="P2">a. Signed allows for negative values and unsigned does not. Therefore unsigned can have more (positive) values then unsigned. Negative numbers are stored by using signed integers.</text:p>
      <text:p text:style-name="P1"/>
      <text:p text:style-name="P1">b. State the interval of all constructible number types with char, int, long, signed, unsigned.</text:p>
      <text:p text:style-name="P1">char = -128 to 127</text:p>
      <text:p text:style-name="P1">int = –2,147,483,648 to 2,147,483,647</text:p>
      <text:p text:style-name="P1">long = –2,147,483,648 to 2,147,483,647</text:p>
      <text:p text:style-name="P1">signed = -128 to 127</text:p>
      <text:p text:style-name="P1">unsigned = 0 to 255</text:p>
      <text:p text:style-name="P1"/>
      <text:p text:style-name="P1">c. If we leave this interval:</text:p>
      <text:p text:style-name="P1">For listing 1, we never leave this interval (i.e. between 0 to 1000) as c is an int and it is incremented in every loop. </text:p>
      <text:p text:style-name="P1">In the case with listing 2, c is an unsigned char. So, its value ranges from 0 to 255. It is decreased in every loop but it will never be less than zero as it is unsigned. So, we will be inside an infinite loop.</text:p>
      <text:p text:style-name="P1"/>
      <text:p text:style-name="P1">Result of listing 1: -24</text:p>
      <text:p text:style-name="P1">Result of listing 2: goes to an infinite loop as c is never neg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9:14:38.586681485</meta:creation-date>
    <dc:date>2016-10-30T19:36:17.177439120</dc:date>
    <meta:editing-duration>PT11M2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67" meta:character-count="892" meta:non-whitespace-character-count="738"/>
  </office:meta>
</office:document-meta>
</file>